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а(ов) A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.B2]" table:style-name="ce1">
            <text:p>1</text:p>
          </table:table-cell>
          <table:table-cell office:value-type="float" office:value="18" table:formula="of:=MAX([.D2:.D13])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3" table:formula="of:=[.B3]" table:style-name="ce1">
            <text:p>13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B4]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formula="of:=[.D2]+[.B5]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7" table:formula="of:=[.D4]+[.B6]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; 4; 5</text:p>
          </table:table-cell>
          <table:table-cell office:value-type="float" office:value="14" table:formula="of:=[.B7]+MAX([.D3];[.D5];[.D6];)" table:style-name="ce1">
            <text:p>14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8" table:formula="of:=[.D7]+[.B8]" table:style-name="ce1">
            <text:p>18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" table:formula="of:=[.B9]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9" table:formula="of:=[.D9]+[.B10]" table:style-name="ce1">
            <text:p>9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7" table:formula="of:=[.B11]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formula="of:=[.D11]+[.B12]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9; 11</text:p>
          </table:table-cell>
          <table:table-cell office:value-type="float" office:value="15" table:formula="of:=[.B13]+MAX([.D10];[.D11])" table:style-name="ce1">
            <text:p>15</text:p>
          </table:table-cell>
          <table:table-cell table:number-columns-repeated="16380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HP</meta:initial-creator>
    <dc:creator>Матвей Рыбаков</dc:creator>
    <meta:creation-date>2022-07-26T06:42:39Z</meta:creation-date>
    <dc:date>2024-05-15T15:56:54Z</dc:date>
  </office:meta>
</office:document-meta>
</file>